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2488in" svg:y="3.7425in">
            <draw:object draw:notify-on-update-of-ranges="Sheet1.A5:Sheet1.A17 Sheet1.I5:Sheet1.I17 Sheet1.A5:Sheet1.A17 Sheet1.D5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59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pot</text:p>
          </table:table-cell>
          <table:table-cell table:style-name="ce1" office:value-type="float" office:value="16" calcext:value-type="float">
            <text:p>16</text:p>
          </table:table-cell>
          <table:table-cell table:style-name="ce3"/>
          <table:table-cell table:style-name="ce1" office:value-type="string" calcext:value-type="string">
            <text:p>pad</text:p>
          </table:table-cell>
          <table:table-cell table:style-name="ce1" office:value-type="float" office:value="140" calcext:value-type="float">
            <text:p>140</text:p>
          </table:table-cell>
          <table:table-cell table:style-name="ce1"/>
          <table:table-cell table:style-name="ce1" office:value-type="string" calcext:value-type="string">
            <text:p>mix</text:p>
          </table:table-cell>
          <table:table-cell table:style-name="ce1" table:number-columns-repeated="55"/>
        </table:table-row>
        <table:table-row table:style-name="ro1">
          <table:table-cell table:style-name="ce1" office:value-type="string" calcext:value-type="string">
            <text:p>agl mm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pxl diam</text:p>
          </table:table-cell>
          <table:table-cell table:style-name="ce1" office:value-type="string" calcext:value-type="string">
            <text:p>pxlpmm</text:p>
          </table:table-cell>
          <table:table-cell table:style-name="ce3"/>
          <table:table-cell table:style-name="ce1" office:value-type="string" calcext:value-type="string">
            <text:p>pxl diam</text:p>
          </table:table-cell>
          <table:table-cell table:style-name="ce1" office:value-type="string" calcext:value-type="string">
            <text:p>pxlpmm</text:p>
          </table:table-cell>
          <table:table-cell table:style-name="ce1"/>
          <table:table-cell table:style-name="ce1" office:value-type="string" calcext:value-type="string">
            <text:p>pxlpmm</text:p>
          </table:table-cell>
          <table:table-cell table:style-name="ce1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table:formula="of:=[.C5]/[.$D$3]" office:value-type="float" office:value="34" calcext:value-type="float">
            <text:p>34</text:p>
          </table:table-cell>
          <table:table-cell office:value-type="string" calcext:value-type="string">
            <text:p>&lt;=</text:p>
          </table:table-cell>
          <table:table-cell office:value-type="float" office:value="585.211999" calcext:value-type="float">
            <text:p>585.211999</text:p>
          </table:table-cell>
          <table:table-cell table:formula="of:=[.F5]/[.$G$3]" office:value-type="float" office:value="4.18008570714286" calcext:value-type="float">
            <text:p>4.18008570714286</text:p>
          </table:table-cell>
          <table:table-cell office:value-type="string" calcext:value-type="string">
            <text:p>partial</text:p>
          </table:table-cell>
          <table:table-cell table:formula="of:=[.D5]" office:value-type="float" office:value="34" calcext:value-type="float">
            <text:p>34</text:p>
          </table:table-cell>
          <table:table-cell table:number-columns-repeated="5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116.5002" calcext:value-type="float">
            <text:p>116.5002</text:p>
          </table:table-cell>
          <table:table-cell table:formula="of:=[.C6]/[.$D$3]" office:value-type="float" office:value="7.2812625" calcext:value-type="float">
            <text:p>7.2812625</text:p>
          </table:table-cell>
          <table:table-cell office:value-type="string" calcext:value-type="string">
            <text:p>&lt;=</text:p>
          </table:table-cell>
          <table:table-cell office:value-type="float" office:value="724.068682" calcext:value-type="float">
            <text:p>724.068682</text:p>
          </table:table-cell>
          <table:table-cell table:formula="of:=[.F6]/[.$G$3]" office:value-type="float" office:value="5.17191915714286" calcext:value-type="float">
            <text:p>5.17191915714286</text:p>
          </table:table-cell>
          <table:table-cell office:value-type="string" calcext:value-type="string">
            <text:p>partial</text:p>
          </table:table-cell>
          <table:table-cell table:formula="of:=[.D6]" office:value-type="float" office:value="7.2812625" calcext:value-type="float">
            <text:p>7.2812625</text:p>
          </table:table-cell>
          <table:table-cell table:number-columns-repeated="5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4" calcext:value-type="float">
            <text:p>254</text:p>
          </table:table-cell>
          <table:table-cell office:value-type="float" office:value="73.500239" calcext:value-type="float">
            <text:p>73.500239</text:p>
          </table:table-cell>
          <table:table-cell table:formula="of:=[.C7]/[.$D$3]" office:value-type="float" office:value="4.5937649375" calcext:value-type="float">
            <text:p>4.5937649375</text:p>
          </table:table-cell>
          <table:table-cell office:value-type="string" calcext:value-type="string">
            <text:p>&lt;=</text:p>
          </table:table-cell>
          <table:table-cell office:value-type="float" office:value="75.49992" calcext:value-type="float">
            <text:p>75.49992</text:p>
          </table:table-cell>
          <table:table-cell table:formula="of:=[.F7]/[.$G$3]" office:value-type="float" office:value="0.539285142857143" calcext:value-type="float">
            <text:p>0.539285142857143</text:p>
          </table:table-cell>
          <table:table-cell office:value-type="string" calcext:value-type="string">
            <text:p>partial</text:p>
          </table:table-cell>
          <table:table-cell table:formula="of:=[.D7]" office:value-type="float" office:value="4.5937649375" calcext:value-type="float">
            <text:p>4.5937649375</text:p>
          </table:table-cell>
          <table:table-cell table:number-columns-repeated="5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51.99996" calcext:value-type="float">
            <text:p>51.99996</text:p>
          </table:table-cell>
          <table:table-cell table:formula="of:=[.C8]/[.$D$3]" office:value-type="float" office:value="3.2499975" calcext:value-type="float">
            <text:p>3.2499975</text:p>
          </table:table-cell>
          <table:table-cell office:value-type="string" calcext:value-type="string">
            <text:p>&lt;=</text:p>
          </table:table-cell>
          <table:table-cell office:value-type="float" office:value="401.842642" calcext:value-type="float">
            <text:p>401.842642</text:p>
          </table:table-cell>
          <table:table-cell table:formula="of:=[.F8]/[.$G$3]" office:value-type="float" office:value="2.87030458571429" calcext:value-type="float">
            <text:p>2.87030458571429</text:p>
          </table:table-cell>
          <table:table-cell office:value-type="string" calcext:value-type="string">
            <text:p>partial</text:p>
          </table:table-cell>
          <table:table-cell table:formula="of:=[.D8]" office:value-type="float" office:value="3.2499975" calcext:value-type="float">
            <text:p>3.2499975</text:p>
          </table:table-cell>
          <table:table-cell table:number-columns-repeated="5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0" calcext:value-type="float">
            <text:p>370</text:p>
          </table:table-cell>
          <table:table-cell office:value-type="float" office:value="42.4998" calcext:value-type="float">
            <text:p>42.4998</text:p>
          </table:table-cell>
          <table:table-cell table:formula="of:=[.C9]/[.$D$3]" office:value-type="float" office:value="2.6562375" calcext:value-type="float">
            <text:p>2.6562375</text:p>
          </table:table-cell>
          <table:table-cell office:value-type="string" calcext:value-type="string">
            <text:p>&lt;&gt;</text:p>
          </table:table-cell>
          <table:table-cell office:value-type="float" office:value="316.79602" calcext:value-type="float">
            <text:p>316.79602</text:p>
          </table:table-cell>
          <table:table-cell table:formula="of:=[.F9]/[.$G$3]" office:value-type="float" office:value="2.26282871428571" calcext:value-type="float">
            <text:p>2.26282871428571</text:p>
          </table:table-cell>
          <table:table-cell office:value-type="string" calcext:value-type="string">
            <text:p>complete</text:p>
          </table:table-cell>
          <table:table-cell table:formula="of:=AVERAGE([.G9];[.D9])" office:value-type="float" office:value="2.45953310714286" calcext:value-type="float">
            <text:p>2.45953310714286</text:p>
          </table:table-cell>
          <table:table-cell table:number-columns-repeated="5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15" calcext:value-type="float">
            <text:p>415</text:p>
          </table:table-cell>
          <table:table-cell office:value-type="float" office:value="36.50004" calcext:value-type="float">
            <text:p>36.50004</text:p>
          </table:table-cell>
          <table:table-cell table:formula="of:=[.C10]/[.$D$3]" office:value-type="float" office:value="2.2812525" calcext:value-type="float">
            <text:p>2.2812525</text:p>
          </table:table-cell>
          <table:table-cell office:value-type="string" calcext:value-type="string">
            <text:p>&lt;&gt;</text:p>
          </table:table-cell>
          <table:table-cell office:value-type="float" office:value="256.757716" calcext:value-type="float">
            <text:p>256.757716</text:p>
          </table:table-cell>
          <table:table-cell table:formula="of:=[.F10]/[.$G$3]" office:value-type="float" office:value="1.83398368571429" calcext:value-type="float">
            <text:p>1.83398368571429</text:p>
          </table:table-cell>
          <table:table-cell office:value-type="string" calcext:value-type="string">
            <text:p>complete</text:p>
          </table:table-cell>
          <table:table-cell table:formula="of:=AVERAGE([.G10];[.D10])" office:value-type="float" office:value="2.05761809285714" calcext:value-type="float">
            <text:p>2.05761809285714</text:p>
          </table:table-cell>
          <table:table-cell table:number-columns-repeated="5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85" calcext:value-type="float">
            <text:p>485</text:p>
          </table:table-cell>
          <table:table-cell office:value-type="float" office:value="29.00016" calcext:value-type="float">
            <text:p>29.00016</text:p>
          </table:table-cell>
          <table:table-cell table:formula="of:=[.C11]/[.$D$3]" office:value-type="float" office:value="1.81251" calcext:value-type="float">
            <text:p>1.81251</text:p>
          </table:table-cell>
          <table:table-cell office:value-type="string" calcext:value-type="string">
            <text:p>&lt;&gt;</text:p>
          </table:table-cell>
          <table:table-cell office:value-type="float" office:value="204.08823" calcext:value-type="float">
            <text:p>204.08823</text:p>
          </table:table-cell>
          <table:table-cell table:formula="of:=[.F11]/[.$G$3]" office:value-type="float" office:value="1.45777307142857" calcext:value-type="float">
            <text:p>1.45777307142857</text:p>
          </table:table-cell>
          <table:table-cell office:value-type="string" calcext:value-type="string">
            <text:p>complete</text:p>
          </table:table-cell>
          <table:table-cell table:formula="of:=AVERAGE([.G11];[.D11])" office:value-type="float" office:value="1.63514153571429" calcext:value-type="float">
            <text:p>1.63514153571429</text:p>
          </table:table-cell>
          <table:table-cell table:number-columns-repeated="5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5" calcext:value-type="float">
            <text:p>535</text:p>
          </table:table-cell>
          <table:table-cell office:value-type="float" office:value="27.50004" calcext:value-type="float">
            <text:p>27.50004</text:p>
          </table:table-cell>
          <table:table-cell table:formula="of:=[.C12]/[.$D$3]" office:value-type="float" office:value="1.7187525" calcext:value-type="float">
            <text:p>1.7187525</text:p>
          </table:table-cell>
          <table:table-cell office:value-type="string" calcext:value-type="string">
            <text:p>&lt;&gt;</text:p>
          </table:table-cell>
          <table:table-cell office:value-type="float" office:value="184.024767" calcext:value-type="float">
            <text:p>184.024767</text:p>
          </table:table-cell>
          <table:table-cell table:formula="of:=[.F12]/[.$G$3]" office:value-type="float" office:value="1.31446262142857" calcext:value-type="float">
            <text:p>1.31446262142857</text:p>
          </table:table-cell>
          <table:table-cell office:value-type="string" calcext:value-type="string">
            <text:p>complete</text:p>
          </table:table-cell>
          <table:table-cell table:formula="of:=AVERAGE([.G12];[.D12])" office:value-type="float" office:value="1.51660756071429" calcext:value-type="float">
            <text:p>1.51660756071429</text:p>
          </table:table-cell>
          <table:table-cell table:number-columns-repeated="5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85" calcext:value-type="float">
            <text:p>585</text:p>
          </table:table-cell>
          <table:table-cell office:value-type="float" office:value="23.99976" calcext:value-type="float">
            <text:p>23.99976</text:p>
          </table:table-cell>
          <table:table-cell table:formula="of:=[.C13]/[.$D$3]" office:value-type="float" office:value="1.499985" calcext:value-type="float">
            <text:p>1.499985</text:p>
          </table:table-cell>
          <table:table-cell office:value-type="string" calcext:value-type="string">
            <text:p>&lt;&gt;</text:p>
          </table:table-cell>
          <table:table-cell office:value-type="float" office:value="162.890479" calcext:value-type="float">
            <text:p>162.890479</text:p>
          </table:table-cell>
          <table:table-cell table:formula="of:=[.F13]/[.$G$3]" office:value-type="float" office:value="1.16350342142857" calcext:value-type="float">
            <text:p>1.16350342142857</text:p>
          </table:table-cell>
          <table:table-cell office:value-type="string" calcext:value-type="string">
            <text:p>complete</text:p>
          </table:table-cell>
          <table:table-cell table:formula="of:=AVERAGE([.G13];[.D13])" office:value-type="float" office:value="1.33174421071429" calcext:value-type="float">
            <text:p>1.33174421071429</text:p>
          </table:table-cell>
          <table:table-cell table:number-columns-repeated="5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84" calcext:value-type="float">
            <text:p>684</text:p>
          </table:table-cell>
          <table:table-cell office:value-type="float" office:value="23.00004" calcext:value-type="float">
            <text:p>23.00004</text:p>
          </table:table-cell>
          <table:table-cell table:formula="of:=[.C14]/[.$D$3]" office:value-type="float" office:value="1.4375025" calcext:value-type="float">
            <text:p>1.4375025</text:p>
          </table:table-cell>
          <table:table-cell office:value-type="string" calcext:value-type="string">
            <text:p>&lt;&gt;</text:p>
          </table:table-cell>
          <table:table-cell office:value-type="float" office:value="142.226406" calcext:value-type="float">
            <text:p>142.226406</text:p>
          </table:table-cell>
          <table:table-cell table:formula="of:=[.F14]/[.$G$3]" office:value-type="float" office:value="1.0159029" calcext:value-type="float">
            <text:p>1.0159029</text:p>
          </table:table-cell>
          <table:table-cell office:value-type="string" calcext:value-type="string">
            <text:p>complete</text:p>
          </table:table-cell>
          <table:table-cell table:formula="of:=AVERAGE([.G14];[.D14])" office:value-type="float" office:value="1.2267027" calcext:value-type="float">
            <text:p>1.2267027</text:p>
          </table:table-cell>
          <table:table-cell table:number-columns-repeated="5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6" calcext:value-type="float">
            <text:p>696</text:p>
          </table:table-cell>
          <table:table-cell office:value-type="float" office:value="21" calcext:value-type="float">
            <text:p>21</text:p>
          </table:table-cell>
          <table:table-cell table:formula="of:=[.C15]/[.$D$3]" office:value-type="float" office:value="1.3125" calcext:value-type="float">
            <text:p>1.3125</text:p>
          </table:table-cell>
          <table:table-cell office:value-type="string" calcext:value-type="string">
            <text:p>&lt;&gt;</text:p>
          </table:table-cell>
          <table:table-cell office:value-type="float" office:value="136.003037" calcext:value-type="float">
            <text:p>136.003037</text:p>
          </table:table-cell>
          <table:table-cell table:formula="of:=[.F15]/[.$G$3]" office:value-type="float" office:value="0.971450264285714" calcext:value-type="float">
            <text:p>0.971450264285714</text:p>
          </table:table-cell>
          <table:table-cell office:value-type="string" calcext:value-type="string">
            <text:p>complete</text:p>
          </table:table-cell>
          <table:table-cell table:formula="of:=AVERAGE([.G15];[.D15])" office:value-type="float" office:value="1.14197513214286" calcext:value-type="float">
            <text:p>1.14197513214286</text:p>
          </table:table-cell>
          <table:table-cell table:number-columns-repeated="5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75" calcext:value-type="float">
            <text:p>775</text:p>
          </table:table-cell>
          <table:table-cell office:value-type="float" office:value="14.999759" calcext:value-type="float">
            <text:p>14.999759</text:p>
          </table:table-cell>
          <table:table-cell table:formula="of:=[.C16]/[.$D$3]" office:value-type="float" office:value="0.9374849375" calcext:value-type="float">
            <text:p>0.9374849375</text:p>
          </table:table-cell>
          <table:table-cell office:value-type="string" calcext:value-type="string">
            <text:p>&lt;&gt;</text:p>
          </table:table-cell>
          <table:table-cell office:value-type="float" office:value="90.049034" calcext:value-type="float">
            <text:p>90.049034</text:p>
          </table:table-cell>
          <table:table-cell table:formula="of:=[.F16]/[.$G$3]" office:value-type="float" office:value="0.643207385714286" calcext:value-type="float">
            <text:p>0.643207385714286</text:p>
          </table:table-cell>
          <table:table-cell office:value-type="string" calcext:value-type="string">
            <text:p>complete</text:p>
          </table:table-cell>
          <table:table-cell table:formula="of:=AVERAGE([.G16];[.D16])" office:value-type="float" office:value="0.790346161607143" calcext:value-type="float">
            <text:p>0.790346161607143</text:p>
          </table:table-cell>
          <table:table-cell table:number-columns-repeated="5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9" calcext:value-type="float">
            <text:p>859</text:p>
          </table:table-cell>
          <table:table-cell office:value-type="float" office:value="11.49996" calcext:value-type="float">
            <text:p>11.49996</text:p>
          </table:table-cell>
          <table:table-cell table:formula="of:=[.C17]/[.$D$3]" office:value-type="float" office:value="0.7187475" calcext:value-type="float">
            <text:p>0.7187475</text:p>
          </table:table-cell>
          <table:table-cell office:value-type="string" calcext:value-type="string">
            <text:p>&lt;&gt;</text:p>
          </table:table-cell>
          <table:table-cell office:value-type="float" office:value="69.006287" calcext:value-type="float">
            <text:p>69.006287</text:p>
          </table:table-cell>
          <table:table-cell table:formula="of:=[.F17]/[.$G$3]" office:value-type="float" office:value="0.49290205" calcext:value-type="float">
            <text:p>0.49290205</text:p>
          </table:table-cell>
          <table:table-cell office:value-type="string" calcext:value-type="string">
            <text:p>complete</text:p>
          </table:table-cell>
          <table:table-cell table:formula="of:=AVERAGE([.G17];[.D17])" office:value-type="float" office:value="0.605824775" calcext:value-type="float">
            <text:p>0.605824775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hese numbers were taken from the fly/20210514/172116 mission.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e spot pxl diam at agl 0 was 507, overridden by measurement in Gimp.</text:p>
          </table:table-cell>
          <table:table-cell table:number-columns-repeated="63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0:12:42.157005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21:48:04.664755841</meta:creation-date>
    <dc:date>2021-05-16T10:20:01.335545165</dc:date>
    <meta:editing-duration>PT2H21M13S</meta:editing-duration>
    <meta:editing-cycles>7</meta:editing-cycles>
    <meta:generator>LibreOffice/6.4.6.2$Linux_X86_64 LibreOffice_project/40$Build-2</meta:generator>
    <meta:document-statistic meta:table-count="1" meta:cell-count="1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3.737cm" svg:y="3.952cm" style:legend-expansion="high" chart:style-name="ch2"/>
        <chart:plot-area chart:style-name="ch3" table:cell-range-address="Sheet1.A5:Sheet1.A17 Sheet1.I5:Sheet1.I17 Sheet1.D5:Sheet1.D17" svg:x="0.32cm" svg:y="0.18cm" svg:width="13.097cm" svg:height="8.64cm">
          <chartooo:coordinate-region svg:x="0.941cm" svg:y="0.379cm" svg:width="12.10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5:Sheet1.I17" chart:class="chart:scatter">
            <chart:domain table:cell-range-address="Sheet1.A5:Sheet1.A17"/>
            <chart:data-point chart:repeated="13"/>
          </chart:series>
          <chart:series chart:style-name="ch7" chart:values-cell-range-address="Sheet1.D5:Sheet1.D17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17</svg:desc>
                </draw:g>
              </table:table-cell>
              <table:table-cell office:value-type="float" office:value="34">
                <text:p>34</text:p>
                <draw:g>
                  <svg:desc>Sheet1.I5:Sheet1.I17</svg:desc>
                </draw:g>
              </table:table-cell>
              <table:table-cell office:value-type="float" office:value="34">
                <text:p>34</text:p>
                <draw:g>
                  <svg:desc>Sheet1.D5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.2812625">
                <text:p>7.2812625</text:p>
              </table:table-cell>
              <table:table-cell office:value-type="float" office:value="7.2812625">
                <text:p>7.2812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.5937649375">
                <text:p>4.5937649375</text:p>
              </table:table-cell>
              <table:table-cell office:value-type="float" office:value="4.5937649375">
                <text:p>4.593764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3.2499975">
                <text:p>3.2499975</text:p>
              </table:table-cell>
              <table:table-cell office:value-type="float" office:value="3.2499975">
                <text:p>3.2499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.45953310714286">
                <text:p>2.45953310714286</text:p>
              </table:table-cell>
              <table:table-cell office:value-type="float" office:value="2.6562375">
                <text:p>2.6562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.05761809285714">
                <text:p>2.05761809285714</text:p>
              </table:table-cell>
              <table:table-cell office:value-type="float" office:value="2.2812525">
                <text:p>2.281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1.63514153571429">
                <text:p>1.63514153571429</text:p>
              </table:table-cell>
              <table:table-cell office:value-type="float" office:value="1.81251">
                <text:p>1.81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1.51660756071429">
                <text:p>1.51660756071429</text:p>
              </table:table-cell>
              <table:table-cell office:value-type="float" office:value="1.7187525">
                <text:p>1.71875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.33174421071429">
                <text:p>1.33174421071429</text:p>
              </table:table-cell>
              <table:table-cell office:value-type="float" office:value="1.499985">
                <text:p>1.4999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1.2267027">
                <text:p>1.2267027</text:p>
              </table:table-cell>
              <table:table-cell office:value-type="float" office:value="1.4375025">
                <text:p>1.4375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1.14197513214286">
                <text:p>1.14197513214286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0.790346161607143">
                <text:p>0.790346161607143</text:p>
              </table:table-cell>
              <table:table-cell office:value-type="float" office:value="0.9374849375">
                <text:p>0.937484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0.605824775">
                <text:p>0.605824775</text:p>
              </table:table-cell>
              <table:table-cell office:value-type="float" office:value="0.7187475">
                <text:p>0.7187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